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3.14pt"/>
    </style:style>
    <style:style style:name="co3" style:family="table-column">
      <style:table-column-properties fo:break-before="auto" style:column-width="254.64pt"/>
    </style:style>
    <style:style style:name="co4" style:family="table-column">
      <style:table-column-properties fo:break-before="auto" style:column-width="104.2pt"/>
    </style:style>
    <style:style style:name="co5" style:family="table-column">
      <style:table-column-properties fo:break-before="auto" style:column-width="130.99pt"/>
    </style:style>
    <style:style style:name="co6" style:family="table-column">
      <style:table-column-properties fo:break-before="auto" style:column-width="227.2pt"/>
    </style:style>
    <style:style style:name="co7" style:family="table-column">
      <style:table-column-properties fo:break-before="auto" style:column-width="67.35pt"/>
    </style:style>
    <style:style style:name="co8" style:family="table-column">
      <style:table-column-properties fo:break-before="auto" style:column-width="298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pt"/>
    </style:style>
  </office:automatic-styles>
  <office:body>
    <office:spreadsheet>
      <table:calculation-settings table:automatic-find-labels="false"/>
      <table:table table:name="Bed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Xcenter</text:p>
          </table:table-cell>
          <table:table-cell office:value-type="string" calcext:value-type="string">
            <text:p>Ycenter</text:p>
          </table:table-cell>
          <table:table-cell/>
          <table:table-cell office:value-type="string" calcext:value-type="string">
            <text:p>Xwidth</text:p>
          </table:table-cell>
          <table:table-cell office:value-type="string" calcext:value-type="string">
            <text:p>Yheight</text:p>
          </table:table-cell>
          <table:table-cell/>
          <table:table-cell office:value-type="string" calcext:value-type="string">
            <text:p>Xmin</text:p>
          </table:table-cell>
          <table:table-cell office:value-type="string" calcext:value-type="string">
            <text:p>Xmax</text:p>
          </table:table-cell>
          <table:table-cell/>
          <table:table-cell office:value-type="string" calcext:value-type="string">
            <text:p>Ymin</text:p>
          </table:table-cell>
          <table:table-cell office:value-type="string" calcext:value-type="string">
            <text:p>Ymax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/>
          <table:table-cell table:number-columns-repeated="2" office:value-type="float" office:value="250" calcext:value-type="float">
            <text:p>250</text:p>
          </table:table-cell>
          <table:table-cell/>
          <table:table-cell table:formula="of:=[.A2]-([.D2]/2)" office:value-type="float" office:value="185" calcext:value-type="float">
            <text:p>185</text:p>
          </table:table-cell>
          <table:table-cell table:formula="of:=[.A2]+([.D2]/2)" office:value-type="float" office:value="435" calcext:value-type="float">
            <text:p>435</text:p>
          </table:table-cell>
          <table:table-cell/>
          <table:table-cell table:formula="of:=[.B2]-([.E2]/2)" office:value-type="float" office:value="85" calcext:value-type="float">
            <text:p>85</text:p>
          </table:table-cell>
          <table:table-cell table:formula="of:=[.B2]+([.E2]/2)" office:value-type="float" office:value="335" calcext:value-type="float">
            <text:p>335</text:p>
          </table:table-cell>
        </table:table-row>
      </table:table>
      <table:table table:name="Raw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copeX</text:p>
          </table:table-cell>
          <table:table-cell office:value-type="string" calcext:value-type="string">
            <text:p>Scope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</table:table-row>
        <table:table-row table:style-name="ro1">
          <table:table-cell office:value-type="string" calcext:value-type="string">
            <text:p>Probe</text:p>
          </table:table-cell>
          <table:table-cell office:value-type="float" office:value="406.8" calcext:value-type="float">
            <text:p>406.8</text:p>
          </table:table-cell>
          <table:table-cell office:value-type="float" office:value="284.7" calcext:value-type="float">
            <text:p>284.7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H2];[.I2];&quot; X&quot;;ROUND([.B2];3); &quot; Y&quot;;ROUND([.C2];3);&quot; Z&quot;;ROUND([.F2];3))" office:value-type="string" office:string-value="G31 C0 P500 X406.8 Y284.7 Z0.35" calcext:value-type="string">
            <text:p>G31 C0 P500 X406.8 Y284.7 Z0.35</text:p>
          </table:table-cell>
        </table:table-row>
        <table:table-row table:style-name="ro1">
          <table:table-cell office:value-type="string" calcext:value-type="string">
            <text:p>Ex1</text:p>
          </table:table-cell>
          <table:table-cell office:value-type="float" office:value="247.55" calcext:value-type="float">
            <text:p>247.55</text:p>
          </table:table-cell>
          <table:table-cell office:value-type="float" office:value="275.1" calcext:value-type="float">
            <text:p>275.1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H3];[.I3];&quot; X&quot;;ROUND([.B3];3); &quot; Y&quot;;ROUND([.C3];3);&quot; Z&quot;;ROUND([.F3];3))" office:value-type="string" office:string-value="G10 P0 R80 S165 X247.55 Y275.1 Z0" calcext:value-type="string">
            <text:p>G10 P0 R80 S165 X247.55 Y275.1 Z0</text:p>
          </table:table-cell>
        </table:table-row>
        <table:table-row table:style-name="ro1">
          <table:table-cell office:value-type="string" calcext:value-type="string">
            <text:p>Ex2</text:p>
          </table:table-cell>
          <table:table-cell office:value-type="float" office:value="269.85" calcext:value-type="float">
            <text:p>269.85</text:p>
          </table:table-cell>
          <table:table-cell office:value-type="float" office:value="275.1" calcext:value-type="float">
            <text:p>275.1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H4];[.I4];&quot; X&quot;;ROUND([.B4];3); &quot; Y&quot;;ROUND([.C4];3);&quot; Z&quot;;ROUND([.F4];3))" office:value-type="string" office:string-value="G10 P1 R80 S165 X269.85 Y275.1 Z0" calcext:value-type="string">
            <text:p>G10 P1 R80 S165 X269.85 Y275.1 Z0</text:p>
          </table:table-cell>
        </table:table-row>
        <table:table-row table:style-name="ro1">
          <table:table-cell office:value-type="string" calcext:value-type="string">
            <text:p>Ex3</text:p>
          </table:table-cell>
          <table:table-cell office:value-type="float" office:value="292.21" calcext:value-type="float">
            <text:p>292.21</text:p>
          </table:table-cell>
          <table:table-cell office:value-type="float" office:value="275.13" calcext:value-type="float">
            <text:p>275.13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H5];[.I5];&quot; X&quot;;ROUND([.B5];3); &quot; Y&quot;;ROUND([.C5];3);&quot; Z&quot;;ROUND([.F5];3))" office:value-type="string" office:string-value="G10 P2 R80 S165 X292.21 Y275.13 Z0" calcext:value-type="string">
            <text:p>G10 P2 R80 S165 X292.21 Y275.13 Z0</text:p>
          </table:table-cell>
        </table:table-row>
        <table:table-row table:style-name="ro1">
          <table:table-cell office:value-type="string" calcext:value-type="string">
            <text:p>Ex4</text:p>
          </table:table-cell>
          <table:table-cell office:value-type="float" office:value="314.015" calcext:value-type="float">
            <text:p>314.015</text:p>
          </table:table-cell>
          <table:table-cell office:value-type="float" office:value="275.52" calcext:value-type="float">
            <text:p>275.52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H6];[.I6];&quot; X&quot;;ROUND([.B6];3); &quot; Y&quot;;ROUND([.C6];3);&quot; Z&quot;;ROUND([.F6];3))" office:value-type="string" office:string-value="G10 P3 R80 S165 X314.015 Y275.52 Z0" calcext:value-type="string">
            <text:p>G10 P3 R80 S165 X314.015 Y275.52 Z0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float" office:value="276.9" calcext:value-type="float">
            <text:p>276.9</text:p>
          </table:table-cell>
          <table:table-cell office:value-type="float" office:value="213.9" calcext:value-type="float">
            <text:p>213.9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H7];[.I7];&quot; X&quot;;ROUND([.B7];3); &quot; Y&quot;;ROUND([.C7];3);&quot; Z&quot;;ROUND([.F7];3))" office:value-type="string" office:string-value="G10 P4 R-273.15 S-273.15 X276.9 Y213.9 Z0" calcext:value-type="string">
            <text:p>G10 P4 R-273.15 S-273.15 X276.9 Y213.9 Z0</text:p>
          </table:table-cell>
        </table:table-row>
        <table:table-row table:style-name="ro1">
          <table:table-cell office:value-type="string" calcext:value-type="string">
            <text:p>Spindle</text:p>
          </table:table-cell>
          <table:table-cell office:value-type="float" office:value="365.65" calcext:value-type="float">
            <text:p>365.65</text:p>
          </table:table-cell>
          <table:table-cell office:value-type="float" office:value="228.8" calcext:value-type="float">
            <text:p>228.8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H8];[.I8];&quot; X&quot;;ROUND([.B8];3); &quot; Y&quot;;ROUND([.C8];3);&quot; Z&quot;;ROUND([.F8];3))" office:value-type="string" office:string-value="G10 P5 R-273.15 S-273.15 X365.65 Y228.8 Z0" calcext:value-type="string">
            <text:p>G10 P5 R-273.15 S-273.15 X365.65 Y228.8 Z0</text:p>
          </table:table-cell>
        </table:table-row>
        <table:table-row table:style-name="ro1">
          <table:table-cell office:value-type="string" calcext:value-type="string">
            <text:p>Microsc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5">
            <text:p>1) Send machine to a region with plenty of room to change tools, perhaps “G0 X150 Y225”. These coordinates are now the “ScopeX/Y” reference point, where the microscope's crosshairs are aligned to.</text:p>
            <text:p/>
            <text:p>2) Leave a mark with each tool. For the probe, this can be approximately estimated. For extruders, use thermal paper. For lasers, simply fire briefly. For spindles, manually rotating an inexpensive bit works.</text:p>
            <text:p/>
            <text:p>3) Jog the machine until each mark is under the crosshairs, recording the readout under “X/Y” fields here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Relative" table:style-name="ta1"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Prefix</text:p>
          </table:table-cell>
          <table:table-cell office:value-type="string" calcext:value-type="string">
            <text:p>Suffix</text:p>
          </table:table-cell>
          <table:table-cell office:value-type="string" calcext:value-type="string">
            <text:p>G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e</text:p>
          </table:table-cell>
          <table:table-cell table:formula="of:=[Raw.B2]-[Raw.D2]" office:value-type="float" office:value="96.8" calcext:value-type="float">
            <text:p>96.8</text:p>
          </table:table-cell>
          <table:table-cell table:formula="of:=[Raw.C2]-[Raw.E2]" office:value-type="float" office:value="74.7" calcext:value-type="float">
            <text:p>74.7</text:p>
          </table:table-cell>
          <table:table-cell table:formula="of:=[Raw.F2]" office:value-type="float" office:value="0.35" calcext:value-type="float">
            <text:p>0.35</text:p>
          </table:table-cell>
          <table:table-cell/>
          <table:table-cell office:value-type="string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96.8 Y74.7 Z0.35" calcext:value-type="string">
            <text:p>G31 C0 P500 X96.8 Y74.7 Z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1</text:p>
          </table:table-cell>
          <table:table-cell table:formula="of:=[Raw.B3]-[Raw.D3]" office:value-type="float" office:value="-62.45" calcext:value-type="float">
            <text:p>-62.45</text:p>
          </table:table-cell>
          <table:table-cell table:formula="of:=[Raw.C3]-[Raw.E3]" office:value-type="float" office:value="65.1" calcext:value-type="float">
            <text:p>65.1</text:p>
          </table:table-cell>
          <table:table-cell table:formula="of:=[Raw.F3]" office:value-type="float" office:value="0" calcext:value-type="float">
            <text:p>0</text:p>
          </table:table-cell>
          <table:table-cell/>
          <table:table-cell office:value-type="string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-62.45 Y65.1 Z0" calcext:value-type="string">
            <text:p>G10 P0 R80 S165 X-62.45 Y65.1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2</text:p>
          </table:table-cell>
          <table:table-cell table:formula="of:=[Raw.B4]-[Raw.D4]" office:value-type="float" office:value="-40.15" calcext:value-type="float">
            <text:p>-40.15</text:p>
          </table:table-cell>
          <table:table-cell table:formula="of:=[Raw.C4]-[Raw.E4]" office:value-type="float" office:value="65.1" calcext:value-type="float">
            <text:p>65.1</text:p>
          </table:table-cell>
          <table:table-cell table:formula="of:=[Raw.F4]" office:value-type="float" office:value="0" calcext:value-type="float">
            <text:p>0</text:p>
          </table:table-cell>
          <table:table-cell/>
          <table:table-cell office:value-type="string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40.15 Y65.1 Z0" calcext:value-type="string">
            <text:p>G10 P1 R80 S165 X-40.15 Y65.1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3</text:p>
          </table:table-cell>
          <table:table-cell table:formula="of:=[Raw.B5]-[Raw.D5]" office:value-type="float" office:value="-17.79" calcext:value-type="float">
            <text:p>-17.79</text:p>
          </table:table-cell>
          <table:table-cell table:formula="of:=[Raw.C5]-[Raw.E5]" office:value-type="float" office:value="65.13" calcext:value-type="float">
            <text:p>65.13</text:p>
          </table:table-cell>
          <table:table-cell table:formula="of:=[Raw.F5]" office:value-type="float" office:value="0" calcext:value-type="float">
            <text:p>0</text:p>
          </table:table-cell>
          <table:table-cell/>
          <table:table-cell office:value-type="string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-17.79 Y65.13 Z0" calcext:value-type="string">
            <text:p>G10 P2 R80 S165 X-17.79 Y65.13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4</text:p>
          </table:table-cell>
          <table:table-cell table:formula="of:=[Raw.B6]-[Raw.D6]" office:value-type="float" office:value="4.01499999999999" calcext:value-type="float">
            <text:p>4.015</text:p>
          </table:table-cell>
          <table:table-cell table:formula="of:=[Raw.C6]-[Raw.E6]" office:value-type="float" office:value="65.52" calcext:value-type="float">
            <text:p>65.52</text:p>
          </table:table-cell>
          <table:table-cell table:formula="of:=[Raw.F6]" office:value-type="float" office:value="0" calcext:value-type="float">
            <text:p>0</text:p>
          </table:table-cell>
          <table:table-cell/>
          <table:table-cell office:value-type="string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4.015 Y65.52 Z0" calcext:value-type="string">
            <text:p>G10 P3 R80 S165 X4.015 Y65.52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</text:p>
          </table:table-cell>
          <table:table-cell table:formula="of:=[Raw.B7]-[Raw.D7]" office:value-type="float" office:value="-33.1" calcext:value-type="float">
            <text:p>-33.1</text:p>
          </table:table-cell>
          <table:table-cell table:formula="of:=[Raw.C7]-[Raw.E7]" office:value-type="float" office:value="3.90000000000001" calcext:value-type="float">
            <text:p>3.9</text:p>
          </table:table-cell>
          <table:table-cell table:formula="of:=[Raw.F7]" office:value-type="float" office:value="0" calcext:value-type="float">
            <text:p>0</text:p>
          </table:table-cell>
          <table:table-cell/>
          <table:table-cell office:value-type="string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-33.1 Y3.9 Z0" calcext:value-type="string">
            <text:p>G10 P4 R-273.15 S-273.15 X-33.1 Y3.9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ndle</text:p>
          </table:table-cell>
          <table:table-cell table:formula="of:=[Raw.B8]-[Raw.D8]" office:value-type="float" office:value="55.65" calcext:value-type="float">
            <text:p>55.65</text:p>
          </table:table-cell>
          <table:table-cell table:formula="of:=[Raw.C8]-[Raw.E8]" office:value-type="float" office:value="18.8" calcext:value-type="float">
            <text:p>18.8</text:p>
          </table:table-cell>
          <table:table-cell table:formula="of:=[Raw.F8]" office:value-type="float" office:value="0" calcext:value-type="float">
            <text:p>0</text:p>
          </table:table-cell>
          <table:table-cell/>
          <table:table-cell office:value-type="string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55.65 Y18.8 Z0" calcext:value-type="string">
            <text:p>G10 P5 R-273.15 S-273.15 X55.65 Y18.8 Z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croscope</text:p>
          </table:table-cell>
          <table:table-cell table:formula="of:=[Raw.B9]-[Raw.D9]" office:value-type="float" office:value="-310" calcext:value-type="float">
            <text:p>-310</text:p>
          </table:table-cell>
          <table:table-cell table:formula="of:=[Raw.C9]-[Raw.E9]" office:value-type="float" office:value="-210" calcext:value-type="float">
            <text:p>-210</text:p>
          </table:table-cell>
          <table:table-cell table:formula="of:=[Raw.F9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microscope, calculated from Raw sheet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  <table:table table:name="Offset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 table:formula="of:=[Relative.A1]" office:value-type="string" office:string-value="Tool" calcext:value-type="string">
            <text:p>Tool</text:p>
          </table:table-cell>
          <table:table-cell table:formula="of:=[Relative.B1]" office:value-type="string" office:string-value="X" calcext:value-type="string">
            <text:p>X</text:p>
          </table:table-cell>
          <table:table-cell table:formula="of:=[Relative.C1]" office:value-type="string" office:string-value="Y" calcext:value-type="string">
            <text:p>Y</text:p>
          </table:table-cell>
          <table:table-cell table:formula="of:=[Relative.D1]" office:value-type="string" office:string-value="Z" calcext:value-type="string">
            <text:p>Z</text:p>
          </table:table-cell>
          <table:table-cell/>
          <table:table-cell table:formula="of:=[Relative.F1]" office:value-type="string" office:string-value="Prefix" calcext:value-type="string">
            <text:p>Prefix</text:p>
          </table:table-cell>
          <table:table-cell table:formula="of:=[Relative.G1]" office:value-type="string" office:string-value="Suffix" calcext:value-type="string">
            <text:p>Suffix</text:p>
          </table:table-cell>
          <table:table-cell table:formula="of:=[Relative.H1]" office:value-type="string" office:string-value="Gcode" calcext:value-type="string">
            <text:p>Gcode</text:p>
          </table:table-cell>
          <table:table-cell table:number-columns-repeated="2"/>
          <table:table-cell office:value-type="string" calcext:value-type="string">
            <text:p>OffsetX</text:p>
          </table:table-cell>
          <table:table-cell office:value-type="string" calcext:value-type="string">
            <text:p>OffsetY</text:p>
          </table:table-cell>
        </table:table-row>
        <table:table-row table:style-name="ro1">
          <table:table-cell table:formula="of:=[Relative.A2]" office:value-type="string" office:string-value="Probe" calcext:value-type="string">
            <text:p>Probe</text:p>
          </table:table-cell>
          <table:table-cell table:formula="of:=[Relative.B2]+[.K$2]" office:value-type="float" office:value="116.8" calcext:value-type="float">
            <text:p>116.8</text:p>
          </table:table-cell>
          <table:table-cell table:formula="of:=[Relative.C2]+[.L$2]" office:value-type="float" office:value="69.7" calcext:value-type="float">
            <text:p>69.7</text:p>
          </table:table-cell>
          <table:table-cell table:formula="of:=[Relative.D2]" office:value-type="float" office:value="0.35" calcext:value-type="float">
            <text:p>0.35</text:p>
          </table:table-cell>
          <table:table-cell/>
          <table:table-cell table:formula="of:=[Relative.F2]" office:value-type="string" office:string-value="G31 C0 P500" calcext:value-type="string">
            <text:p>G31 C0 P500</text:p>
          </table:table-cell>
          <table:table-cell/>
          <table:table-cell table:formula="of:=CONCATENATE([.F2];[.G2];&quot; X&quot;;ROUND([.B2];3); &quot; Y&quot;;ROUND([.C2];3);&quot; Z&quot;;ROUND([.D2];3))" office:value-type="string" office:string-value="G31 C0 P500 X116.8 Y69.7 Z0.35" calcext:value-type="string">
            <text:p>G31 C0 P500 X116.8 Y69.7 Z0.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5" calcext:value-type="float">
            <text:p>-5</text:p>
          </table:table-cell>
        </table:table-row>
        <table:table-row table:style-name="ro1">
          <table:table-cell table:formula="of:=[Relative.A3]" office:value-type="string" office:string-value="Ex1" calcext:value-type="string">
            <text:p>Ex1</text:p>
          </table:table-cell>
          <table:table-cell table:formula="of:=[Relative.B3]+[.K$2]" office:value-type="float" office:value="-42.45" calcext:value-type="float">
            <text:p>-42.45</text:p>
          </table:table-cell>
          <table:table-cell table:formula="of:=[Relative.C3]+[.L$2]" office:value-type="float" office:value="60.1" calcext:value-type="float">
            <text:p>60.1</text:p>
          </table:table-cell>
          <table:table-cell table:formula="of:=[Relative.D3]" office:value-type="float" office:value="0" calcext:value-type="float">
            <text:p>0</text:p>
          </table:table-cell>
          <table:table-cell/>
          <table:table-cell table:formula="of:=[Relative.F3]" office:value-type="string" office:string-value="G10 P0 R80 S165" calcext:value-type="string">
            <text:p>G10 P0 R80 S165</text:p>
          </table:table-cell>
          <table:table-cell/>
          <table:table-cell table:formula="of:=CONCATENATE([.F3];[.G3];&quot; X&quot;;ROUND([.B3];3); &quot; Y&quot;;ROUND([.C3];3);&quot; Z&quot;;ROUND([.D3];3))" office:value-type="string" office:string-value="G10 P0 R80 S165 X-42.45 Y60.1 Z0" calcext:value-type="string">
            <text:p>G10 P0 R80 S165 X-42.45 Y60.1 Z0</text:p>
          </table:table-cell>
          <table:table-cell table:number-columns-repeated="4"/>
        </table:table-row>
        <table:table-row table:style-name="ro1">
          <table:table-cell table:formula="of:=[Relative.A4]" office:value-type="string" office:string-value="Ex2" calcext:value-type="string">
            <text:p>Ex2</text:p>
          </table:table-cell>
          <table:table-cell table:formula="of:=[Relative.B4]+[.K$2]" office:value-type="float" office:value="-20.15" calcext:value-type="float">
            <text:p>-20.15</text:p>
          </table:table-cell>
          <table:table-cell table:formula="of:=[Relative.C4]+[.L$2]" office:value-type="float" office:value="60.1" calcext:value-type="float">
            <text:p>60.1</text:p>
          </table:table-cell>
          <table:table-cell table:formula="of:=[Relative.D4]" office:value-type="float" office:value="0" calcext:value-type="float">
            <text:p>0</text:p>
          </table:table-cell>
          <table:table-cell/>
          <table:table-cell table:formula="of:=[Relative.F4]" office:value-type="string" office:string-value="G10 P1 R80 S165" calcext:value-type="string">
            <text:p>G10 P1 R80 S165</text:p>
          </table:table-cell>
          <table:table-cell/>
          <table:table-cell table:formula="of:=CONCATENATE([.F4];[.G4];&quot; X&quot;;ROUND([.B4];3); &quot; Y&quot;;ROUND([.C4];3);&quot; Z&quot;;ROUND([.D4];3))" office:value-type="string" office:string-value="G10 P1 R80 S165 X-20.15 Y60.1 Z0" calcext:value-type="string">
            <text:p>G10 P1 R80 S165 X-20.15 Y60.1 Z0</text:p>
          </table:table-cell>
          <table:table-cell table:number-columns-repeated="4"/>
        </table:table-row>
        <table:table-row table:style-name="ro1">
          <table:table-cell table:formula="of:=[Relative.A5]" office:value-type="string" office:string-value="Ex3" calcext:value-type="string">
            <text:p>Ex3</text:p>
          </table:table-cell>
          <table:table-cell table:formula="of:=[Relative.B5]+[.K$2]" office:value-type="float" office:value="2.20999999999998" calcext:value-type="float">
            <text:p>2.21</text:p>
          </table:table-cell>
          <table:table-cell table:formula="of:=[Relative.C5]+[.L$2]" office:value-type="float" office:value="60.13" calcext:value-type="float">
            <text:p>60.13</text:p>
          </table:table-cell>
          <table:table-cell table:formula="of:=[Relative.D5]" office:value-type="float" office:value="0" calcext:value-type="float">
            <text:p>0</text:p>
          </table:table-cell>
          <table:table-cell/>
          <table:table-cell table:formula="of:=[Relative.F5]" office:value-type="string" office:string-value="G10 P2 R80 S165" calcext:value-type="string">
            <text:p>G10 P2 R80 S165</text:p>
          </table:table-cell>
          <table:table-cell/>
          <table:table-cell table:formula="of:=CONCATENATE([.F5];[.G5];&quot; X&quot;;ROUND([.B5];3); &quot; Y&quot;;ROUND([.C5];3);&quot; Z&quot;;ROUND([.D5];3))" office:value-type="string" office:string-value="G10 P2 R80 S165 X2.21 Y60.13 Z0" calcext:value-type="string">
            <text:p>G10 P2 R80 S165 X2.21 Y60.13 Z0</text:p>
          </table:table-cell>
          <table:table-cell table:number-columns-repeated="4"/>
        </table:table-row>
        <table:table-row table:style-name="ro1">
          <table:table-cell table:formula="of:=[Relative.A6]" office:value-type="string" office:string-value="Ex4" calcext:value-type="string">
            <text:p>Ex4</text:p>
          </table:table-cell>
          <table:table-cell table:formula="of:=[Relative.B6]+[.K$2]" office:value-type="float" office:value="24.015" calcext:value-type="float">
            <text:p>24.015</text:p>
          </table:table-cell>
          <table:table-cell table:formula="of:=[Relative.C6]+[.L$2]" office:value-type="float" office:value="60.52" calcext:value-type="float">
            <text:p>60.52</text:p>
          </table:table-cell>
          <table:table-cell table:formula="of:=[Relative.D6]" office:value-type="float" office:value="0" calcext:value-type="float">
            <text:p>0</text:p>
          </table:table-cell>
          <table:table-cell/>
          <table:table-cell table:formula="of:=[Relative.F6]" office:value-type="string" office:string-value="G10 P3 R80 S165" calcext:value-type="string">
            <text:p>G10 P3 R80 S165</text:p>
          </table:table-cell>
          <table:table-cell/>
          <table:table-cell table:formula="of:=CONCATENATE([.F6];[.G6];&quot; X&quot;;ROUND([.B6];3); &quot; Y&quot;;ROUND([.C6];3);&quot; Z&quot;;ROUND([.D6];3))" office:value-type="string" office:string-value="G10 P3 R80 S165 X24.015 Y60.52 Z0" calcext:value-type="string">
            <text:p>G10 P3 R80 S165 X24.015 Y60.52 Z0</text:p>
          </table:table-cell>
          <table:table-cell table:number-columns-repeated="4"/>
        </table:table-row>
        <table:table-row table:style-name="ro1">
          <table:table-cell table:formula="of:=[Relative.A7]" office:value-type="string" office:string-value="Laser" calcext:value-type="string">
            <text:p>Laser</text:p>
          </table:table-cell>
          <table:table-cell table:formula="of:=[Relative.B7]+[.K$2]" office:value-type="float" office:value="-13.1" calcext:value-type="float">
            <text:p>-13.1</text:p>
          </table:table-cell>
          <table:table-cell table:formula="of:=[Relative.C7]+[.L$2]" office:value-type="float" office:value="-1.09999999999999" calcext:value-type="float">
            <text:p>-1.1</text:p>
          </table:table-cell>
          <table:table-cell table:formula="of:=[Relative.D7]" office:value-type="float" office:value="0" calcext:value-type="float">
            <text:p>0</text:p>
          </table:table-cell>
          <table:table-cell/>
          <table:table-cell table:formula="of:=[Relative.F7]" office:value-type="string" office:string-value="G10 P4 R-273.15 S-273.15" calcext:value-type="string">
            <text:p>G10 P4 R-273.15 S-273.15</text:p>
          </table:table-cell>
          <table:table-cell/>
          <table:table-cell table:formula="of:=CONCATENATE([.F7];[.G7];&quot; X&quot;;ROUND([.B7];3); &quot; Y&quot;;ROUND([.C7];3);&quot; Z&quot;;ROUND([.D7];3))" office:value-type="string" office:string-value="G10 P4 R-273.15 S-273.15 X-13.1 Y-1.1 Z0" calcext:value-type="string">
            <text:p>G10 P4 R-273.15 S-273.15 X-13.1 Y-1.1 Z0</text:p>
          </table:table-cell>
          <table:table-cell table:number-columns-repeated="4"/>
        </table:table-row>
        <table:table-row table:style-name="ro1">
          <table:table-cell table:formula="of:=[Relative.A8]" office:value-type="string" office:string-value="Spindle" calcext:value-type="string">
            <text:p>Spindle</text:p>
          </table:table-cell>
          <table:table-cell table:formula="of:=[Relative.B8]+[.K$2]" office:value-type="float" office:value="75.65" calcext:value-type="float">
            <text:p>75.65</text:p>
          </table:table-cell>
          <table:table-cell table:formula="of:=[Relative.C8]+[.L$2]" office:value-type="float" office:value="13.8" calcext:value-type="float">
            <text:p>13.8</text:p>
          </table:table-cell>
          <table:table-cell table:formula="of:=[Relative.D8]" office:value-type="float" office:value="0" calcext:value-type="float">
            <text:p>0</text:p>
          </table:table-cell>
          <table:table-cell/>
          <table:table-cell table:formula="of:=[Relative.F8]" office:value-type="string" office:string-value="G10 P5 R-273.15 S-273.15" calcext:value-type="string">
            <text:p>G10 P5 R-273.15 S-273.15</text:p>
          </table:table-cell>
          <table:table-cell/>
          <table:table-cell table:formula="of:=CONCATENATE([.F8];[.G8];&quot; X&quot;;ROUND([.B8];3); &quot; Y&quot;;ROUND([.C8];3);&quot; Z&quot;;ROUND([.D8];3))" office:value-type="string" office:string-value="G10 P5 R-273.15 S-273.15 X75.65 Y13.8 Z0" calcext:value-type="string">
            <text:p>G10 P5 R-273.15 S-273.15 X75.65 Y13.8 Z0</text:p>
          </table:table-cell>
          <table:table-cell table:number-columns-repeated="4"/>
        </table:table-row>
        <table:table-row table:style-name="ro1">
          <table:table-cell table:formula="of:=[Relative.A9]" office:value-type="string" office:string-value="Microscope" calcext:value-type="string">
            <text:p>Microscope</text:p>
          </table:table-cell>
          <table:table-cell table:formula="of:=[Relative.B9]+[.K$2]" office:value-type="float" office:value="-290" calcext:value-type="float">
            <text:p>-290</text:p>
          </table:table-cell>
          <table:table-cell table:formula="of:=[Relative.C9]+[.L$2]" office:value-type="float" office:value="-215" calcext:value-type="float">
            <text:p>-215</text:p>
          </table:table-cell>
          <table:table-cell table:formula="of:=[Relative.D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 table:number-columns-spanned="10" table:number-rows-spanned="4">
            <text:p>Distances relative to OffsetX/Y coordinate. In effect, setting an origin for the tool platform. Useful to ensure non-positive coordiantes for all tools, or at least specific tools planned for a given job.</text:p>
          </table:table-cell>
          <table:covered-table-cell table:number-columns-repeated="9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  <table:table-row table:style-name="ro1">
          <table:covered-table-cell table:number-columns-repeated="10"/>
          <table:table-cell table:number-columns-repeated="2"/>
        </table:table-row>
      </table:table>
      <table:table table:name="Char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0/00/0000</text:date>, <text:time style:data-style-name="N2" text:time-value="21:02:18.028367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4T22:10:16.792096919</meta:creation-date>
    <dc:date>2016-01-20T23:07:09.812771722</dc:date>
    <meta:editing-duration>PT16H37M41S</meta:editing-duration>
    <meta:editing-cycles>60</meta:editing-cycles>
    <meta:generator>LibreOffice/5.0.4.2$Linux_X86_64 LibreOffice_project/00m0$Build-2</meta:generator>
    <meta:document-statistic meta:table-count="5" meta:cell-count="200" meta:object-count="0"/>
  </office:meta>
</office:document-meta>
</file>